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1.4634in"/>
    </style:style>
    <style:style style:name="co8" style:family="table-column">
      <style:table-column-properties fo:break-before="auto" style:column-width="1.3854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2.3756in"/>
    </style:style>
    <style:style style:name="co11" style:family="table-column">
      <style:table-column-properties fo:break-before="auto" style:column-width="1.8035in"/>
    </style:style>
    <style:style style:name="co12" style:family="table-column">
      <style:table-column-properties fo:break-before="auto" style:column-width="1.8126in"/>
    </style:style>
    <style:style style:name="co13" style:family="table-column">
      <style:table-column-properties fo:break-before="auto" style:column-width="0.927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13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Default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4" table:default-cell-style-name="ce3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speedup_test_runs</text:p>
          </table:table-cell>
          <table:table-cell table:style-name="Default" office:value-type="string" calcext:value-type="string">
            <text:p>avg_speedup</text:p>
          </table:table-cell>
          <table:table-cell table:style-name="Default" office:value-type="string" calcext:value-type="string">
            <text:p>slow_speedup</text:p>
          </table:table-cell>
          <table:table-cell table:style-name="Default" office:value-type="string" calcext:value-type="string">
            <text:p>fast_speedup</text:p>
          </table:table-cell>
          <table:table-cell table:style-name="Default" office:value-type="string" calcext:value-type="string">
            <text:p>avg_cpu</text:p>
          </table:table-cell>
          <table:table-cell table:style-name="Default" office:value-type="string" calcext:value-type="string">
            <text:p>slow_cpu</text:p>
          </table:table-cell>
          <table:table-cell table:style-name="Default" office:value-type="string" calcext:value-type="string">
            <text:p>fast_cpu</text:p>
          </table:table-cell>
          <table:table-cell table:style-name="Default" office:value-type="string" calcext:value-type="string">
            <text:p>avg_gpu</text:p>
          </table:table-cell>
          <table:table-cell table:style-name="Default" office:value-type="string" calcext:value-type="string">
            <text:p>slow_gpu</text:p>
          </table:table-cell>
          <table:table-cell table:style-name="Default" office:value-type="string" calcext:value-type="string">
            <text:p>fast_gpu</text:p>
          </table:table-cell>
          <table:table-cell office:value-type="string" calcext:value-type="string">
            <text:p>precision_test_runs</text:p>
          </table:table-cell>
          <table:table-cell table:style-name="Default" office:value-type="string" calcext:value-type="string">
            <text:p>avg_precision_percent_improvement</text:p>
          </table:table-cell>
          <table:table-cell table:style-name="Default" office:value-type="string" calcext:value-type="string">
            <text:p>avg_precision_percent_cpu</text:p>
          </table:table-cell>
          <table:table-cell table:style-name="Default" office:value-type="string" calcext:value-type="string">
            <text:p>avg_precision_percent_gpu</text:p>
          </table:table-cell>
          <table:table-cell table:style-name="Default" office:value-type="string" calcext:value-type="string">
            <text:p>avg_hits_cpu</text:p>
          </table:table-cell>
          <table:table-cell table:style-name="Default" office:value-type="string" calcext:value-type="string">
            <text:p>avg_hits_gpu</text:p>
          </table:table-cell>
        </table:table-row>
        <table:table-row table:style-name="ro1">
          <table:table-cell office:value-type="string" calcext:value-type="string">
            <text:p>01_Rice</text:p>
          </table:table-cell>
          <table:table-cell office:value-type="float" office:value="3810" calcext:value-type="float">
            <text:p>3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2]/[.L2]" office:value-type="float" office:value="9.22205857113993" calcext:value-type="float">
            <text:p>9.2221</text:p>
          </table:table-cell>
          <table:table-cell table:formula="of:=[.J2]/[.M2]" office:value-type="float" office:value="11.5693845979468" calcext:value-type="float">
            <text:p>11.5694</text:p>
          </table:table-cell>
          <table:table-cell table:formula="of:=[.K2]/[.N2]" office:value-type="float" office:value="8.06535635859957" calcext:value-type="float">
            <text:p>8.0654</text:p>
          </table:table-cell>
          <table:table-cell office:value-type="float" office:value="0.0799809779099451" calcext:value-type="float">
            <text:p>0.0800</text:p>
          </table:table-cell>
          <table:table-cell office:value-type="float" office:value="0.147977508000622" calcext:value-type="float">
            <text:p>0.1480</text:p>
          </table:table-cell>
          <table:table-cell office:value-type="float" office:value="0.0446672339967336" calcext:value-type="float">
            <text:p>0.0447</text:p>
          </table:table-cell>
          <table:table-cell office:value-type="float" office:value="0.00867279006015451" calcext:value-type="float">
            <text:p>0.0087</text:p>
          </table:table-cell>
          <table:table-cell office:value-type="float" office:value="0.0127904390028561" calcext:value-type="float">
            <text:p>0.0128</text:p>
          </table:table-cell>
          <table:table-cell office:value-type="float" office:value="0.00553816000319785" calcext:value-type="float">
            <text:p>0.0055</text:p>
          </table:table-cell>
          <table:table-cell office:value-type="float" office:value="100" calcext:value-type="float">
            <text:p>100</text:p>
          </table:table-cell>
          <table:table-cell table:formula="of:=([.R2]/[.Q2])-1" office:value-type="float" office:value="0.00372180180180171" calcext:value-type="float">
            <text:p>+0.00372180</text:p>
          </table:table-cell>
          <table:table-cell table:formula="of:=([.S2]/[.B2])" office:value-type="float" office:value="0.910433070866142" calcext:value-type="float">
            <text:p>0.9104</text:p>
          </table:table-cell>
          <table:table-cell table:formula="of:=([.T2]/[.B2])" office:value-type="float" office:value="0.913821522309711" calcext:value-type="float">
            <text:p>0.9138</text:p>
          </table:table-cell>
          <table:table-cell office:value-type="float" office:value="3468.75" calcext:value-type="float">
            <text:p>3468.75</text:p>
          </table:table-cell>
          <table:table-cell office:value-type="float" office:value="3481.66" calcext:value-type="float">
            <text:p>3481.66</text:p>
          </table:table-cell>
        </table:table-row>
        <table:table-row table:style-name="ro1">
          <table:table-cell office:value-type="string" calcext:value-type="string">
            <text:p>02_HTRU2</text:p>
          </table:table-cell>
          <table:table-cell office:value-type="float" office:value="17898" calcext:value-type="float">
            <text:p>17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3]/[.L3]" office:value-type="float" office:value="17.3535208668243" calcext:value-type="float">
            <text:p>17.3535</text:p>
          </table:table-cell>
          <table:table-cell table:formula="of:=[.J3]/[.M3]" office:value-type="float" office:value="16.1431520377999" calcext:value-type="float">
            <text:p>16.1432</text:p>
          </table:table-cell>
          <table:table-cell table:formula="of:=[.K3]/[.N3]" office:value-type="float" office:value="18.6247189557436" calcext:value-type="float">
            <text:p>18.6247</text:p>
          </table:table-cell>
          <table:table-cell office:value-type="float" office:value="0.332669183819962" calcext:value-type="float">
            <text:p>0.3327</text:p>
          </table:table-cell>
          <table:table-cell office:value-type="float" office:value="0.541484809000394" calcext:value-type="float">
            <text:p>0.5415</text:p>
          </table:table-cell>
          <table:table-cell office:value-type="float" office:value="0.153451220001443" calcext:value-type="float">
            <text:p>0.1535</text:p>
          </table:table-cell>
          <table:table-cell office:value-type="float" office:value="0.0191701261301932" calcext:value-type="float">
            <text:p>0.0192</text:p>
          </table:table-cell>
          <table:table-cell office:value-type="float" office:value="0.0335426940000616" calcext:value-type="float">
            <text:p>0.0335</text:p>
          </table:table-cell>
          <table:table-cell office:value-type="float" office:value="0.00823911600309657" calcext:value-type="float">
            <text:p>0.0082</text:p>
          </table:table-cell>
          <table:table-cell office:value-type="float" office:value="100" calcext:value-type="float">
            <text:p>100</text:p>
          </table:table-cell>
          <table:table-cell table:formula="of:=([.R3]/[.Q3])-1" office:value-type="float" office:value="0.000000608902149368262" calcext:value-type="float">
            <text:p>+0.00000061</text:p>
          </table:table-cell>
          <table:table-cell table:formula="of:=([.S3]/[.B3])" office:value-type="float" office:value="0.917588557380713" calcext:value-type="float">
            <text:p>0.9176</text:p>
          </table:table-cell>
          <table:table-cell table:formula="of:=([.T3]/[.B3])" office:value-type="float" office:value="0.917589116102358" calcext:value-type="float">
            <text:p>0.9176</text:p>
          </table:table-cell>
          <table:table-cell office:value-type="float" office:value="16423" calcext:value-type="float">
            <text:p>16423.00</text:p>
          </table:table-cell>
          <table:table-cell office:value-type="float" office:value="16423.01" calcext:value-type="float">
            <text:p>16423.01</text:p>
          </table:table-cell>
        </table:table-row>
        <table:table-row table:style-name="ro1">
          <table:table-cell office:value-type="string" calcext:value-type="string">
            <text:p>03_MiniBooNE</text:p>
          </table:table-cell>
          <table:table-cell office:value-type="float" office:value="129596" calcext:value-type="float">
            <text:p>1295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4]/[.L4]" office:value-type="float" office:value="13.7404206007927" calcext:value-type="float">
            <text:p>13.7404</text:p>
          </table:table-cell>
          <table:table-cell table:formula="of:=[.J4]/[.M4]" office:value-type="float" office:value="13.868309462447" calcext:value-type="float">
            <text:p>13.8683</text:p>
          </table:table-cell>
          <table:table-cell table:formula="of:=[.K4]/[.N4]" office:value-type="float" office:value="13.7911144007401" calcext:value-type="float">
            <text:p>13.7911</text:p>
          </table:table-cell>
          <table:table-cell office:value-type="float" office:value="9.60211397675957" calcext:value-type="float">
            <text:p>9.6021</text:p>
          </table:table-cell>
          <table:table-cell office:value-type="float" office:value="14.2536751809967" calcext:value-type="float">
            <text:p>14.2537</text:p>
          </table:table-cell>
          <table:table-cell office:value-type="float" office:value="5.41839364000043" calcext:value-type="float">
            <text:p>5.4184</text:p>
          </table:table-cell>
          <table:table-cell office:value-type="float" office:value="0.698822420050637" calcext:value-type="float">
            <text:p>0.6988</text:p>
          </table:table-cell>
          <table:table-cell office:value-type="float" office:value="1.02778750500147" calcext:value-type="float">
            <text:p>1.0278</text:p>
          </table:table-cell>
          <table:table-cell office:value-type="float" office:value="0.392890196002554" calcext:value-type="float">
            <text:p>0.3929</text:p>
          </table:table-cell>
          <table:table-cell office:value-type="float" office:value="50" calcext:value-type="float">
            <text:p>50</text:p>
          </table:table-cell>
          <table:table-cell table:formula="of:=([.R4]/[.Q4])-1" office:value-type="float" office:value="0.000489672378194417" calcext:value-type="float">
            <text:p>+0.00048967</text:p>
          </table:table-cell>
          <table:table-cell table:formula="of:=([.S4]/[.B4])" office:value-type="float" office:value="0.508039908639156" calcext:value-type="float">
            <text:p>0.5080</text:p>
          </table:table-cell>
          <table:table-cell table:formula="of:=([.T4]/[.B4])" office:value-type="float" office:value="0.508288681749437" calcext:value-type="float">
            <text:p>0.5083</text:p>
          </table:table-cell>
          <table:table-cell office:value-type="float" office:value="65839.94" calcext:value-type="float">
            <text:p>65839.94</text:p>
          </table:table-cell>
          <table:table-cell office:value-type="float" office:value="65872.18" calcext:value-type="float">
            <text:p>65872.18</text:p>
          </table:table-cell>
        </table:table-row>
        <table:table-row table:style-name="ro1">
          <table:table-cell office:value-type="string" calcext:value-type="string">
            <text:p>04_WESAD</text:p>
          </table:table-cell>
          <table:table-cell office:value-type="float" office:value="4588552" calcext:value-type="float">
            <text:p>45885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I5]/[.L5]" office:value-type="float" office:value="42.4035206686597" calcext:value-type="float">
            <text:p>42.4035</text:p>
          </table:table-cell>
          <table:table-cell table:formula="of:=[.J5]/[.M5]" office:value-type="float" office:value="37.3907460511989" calcext:value-type="float">
            <text:p>37.3907</text:p>
          </table:table-cell>
          <table:table-cell table:formula="of:=[.K5]/[.N5]" office:value-type="float" office:value="50.6755914373947" calcext:value-type="float">
            <text:p>50.6756</text:p>
          </table:table-cell>
          <table:table-cell office:value-type="float" office:value="141.79088416875" calcext:value-type="float">
            <text:p>141.7909</text:p>
          </table:table-cell>
          <table:table-cell office:value-type="float" office:value="245.561481022" calcext:value-type="float">
            <text:p>245.5615</text:p>
          </table:table-cell>
          <table:table-cell office:value-type="float" office:value="85.2694199960024" calcext:value-type="float">
            <text:p>85.2694</text:p>
          </table:table-cell>
          <table:table-cell office:value-type="float" office:value="3.34384697149799" calcext:value-type="float">
            <text:p>3.3438</text:p>
          </table:table-cell>
          <table:table-cell office:value-type="float" office:value="6.56743999399623" calcext:value-type="float">
            <text:p>6.5674</text:p>
          </table:table-cell>
          <table:table-cell office:value-type="float" office:value="1.68265268499817" calcext:value-type="float">
            <text:p>1.6827</text:p>
          </table:table-cell>
          <table:table-cell office:value-type="float" office:value="5" calcext:value-type="float">
            <text:p>5</text:p>
          </table:table-cell>
          <table:table-cell table:formula="of:=([.R5]/[.Q5])-1" office:value-type="float" office:value="0.0229325726814769" calcext:value-type="float">
            <text:p>+0.02293257</text:p>
          </table:table-cell>
          <table:table-cell table:formula="of:=([.S5]/[.B5])" office:value-type="float" office:value="0.635576495591638" calcext:value-type="float">
            <text:p>0.6356</text:p>
          </table:table-cell>
          <table:table-cell table:formula="of:=([.T5]/[.B5])" office:value-type="float" office:value="0.650151899771431" calcext:value-type="float">
            <text:p>0.6502</text:p>
          </table:table-cell>
          <table:table-cell office:value-type="float" office:value="2916375.8" calcext:value-type="float">
            <text:p>2916375.80</text:p>
          </table:table-cell>
          <table:table-cell office:value-type="float" office:value="2983255.8" calcext:value-type="float">
            <text:p>2983255.80</text:p>
          </table:table-cell>
        </table:table-row>
        <table:table-row table:style-name="ro1">
          <table:table-cell office:value-type="string" calcext:value-type="string">
            <text:p>05_HHAR</text:p>
          </table:table-cell>
          <table:table-cell office:value-type="float" office:value="13932632" calcext:value-type="float">
            <text:p>139326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I6]/[.L6]" office:value-type="float" office:value="40.6779587540094" calcext:value-type="float">
            <text:p>40.6780</text:p>
          </table:table-cell>
          <table:table-cell table:formula="of:=[.J6]/[.M6]" office:value-type="float" office:value="39.1422044159792" calcext:value-type="float">
            <text:p>39.1422</text:p>
          </table:table-cell>
          <table:table-cell table:formula="of:=[.K6]/[.N6]" office:value-type="float" office:value="46.9666401866791" calcext:value-type="float">
            <text:p>46.9666</text:p>
          </table:table-cell>
          <table:table-cell office:value-type="float" office:value="1500.6155308113" calcext:value-type="float">
            <text:p>1500.6155</text:p>
          </table:table-cell>
          <table:table-cell office:value-type="float" office:value="1510.71542839501" calcext:value-type="float">
            <text:p>1510.7154</text:p>
          </table:table-cell>
          <table:table-cell office:value-type="float" office:value="1475.30980059299" calcext:value-type="float">
            <text:p>1475.3098</text:p>
          </table:table-cell>
          <table:table-cell office:value-type="float" office:value="36.8901384625991" calcext:value-type="float">
            <text:p>36.8901</text:p>
          </table:table-cell>
          <table:table-cell office:value-type="float" office:value="38.5955633039994" calcext:value-type="float">
            <text:p>38.5956</text:p>
          </table:table-cell>
          <table:table-cell office:value-type="float" office:value="31.4118658419902" calcext:value-type="float">
            <text:p>31.4119</text:p>
          </table:table-cell>
          <table:table-cell office:value-type="float" office:value="2" calcext:value-type="float">
            <text:p>2</text:p>
          </table:table-cell>
          <table:table-cell table:formula="of:=([.R6]/[.Q6])-1" office:value-type="float" office:value="-0.0000248454196580816" calcext:value-type="float">
            <text:p>-0.00002485</text:p>
          </table:table-cell>
          <table:table-cell table:formula="of:=([.S6]/[.B6])" office:value-type="float" office:value="0.283104369655353" calcext:value-type="float">
            <text:p>0.2831</text:p>
          </table:table-cell>
          <table:table-cell table:formula="of:=([.T6]/[.B6])" office:value-type="float" office:value="0.283097335808482" calcext:value-type="float">
            <text:p>0.2831</text:p>
          </table:table-cell>
          <table:table-cell office:value-type="float" office:value="3944389" calcext:value-type="float">
            <text:p>3944389.00</text:p>
          </table:table-cell>
          <table:table-cell office:value-type="float" office:value="3944291" calcext:value-type="float">
            <text:p>394429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1P0" style:volatile="true">
      <number:number number:decimal-places="8" number:min-decimal-places="8" number:min-integer-digits="1"/>
    </number:number-style>
    <number:number-style style:name="N131">
      <style:text-properties fo:color="#ff0000"/>
      <number:text>-</number:text>
      <number:number number:decimal-places="8" number:min-decimal-places="8" number:min-integer-digits="1"/>
      <style:map style:condition="value()&gt;=0" style:apply-style-name="N131P0"/>
    </number:number-style>
    <number:number-style style:name="N132P0" style:volatile="true">
      <number:text>+</number:text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19:30:17.669212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3T19:44:30.709525251</dc:date>
    <meta:editing-duration>PT38M32S</meta:editing-duration>
    <meta:editing-cycles>18</meta:editing-cycles>
    <meta:generator>LibreOffice/24.2.2.2$Linux_X86_64 LibreOffice_project/420$Build-2</meta:generator>
    <meta:document-statistic meta:table-count="1" meta:cell-count="120" meta:object-count="0"/>
  </office:meta>
</office:document-meta>
</file>